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362" officeooo:paragraph-rsid="0016b362"/>
    </style:style>
    <style:style style:name="P2" style:family="paragraph" style:parent-style-name="Standard">
      <style:text-properties officeooo:rsid="001735dd" officeooo:paragraph-rsid="001735dd"/>
    </style:style>
    <style:style style:name="P3" style:family="paragraph" style:parent-style-name="Standard">
      <style:text-properties officeooo:rsid="00188fc3" officeooo:paragraph-rsid="00188fc3"/>
    </style:style>
    <style:style style:name="P4" style:family="paragraph" style:parent-style-name="Standard">
      <style:text-properties officeooo:rsid="001a2701" officeooo:paragraph-rsid="001a27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for self-service online pledge and payment systems</text:p>
      <text:p text:style-name="P1">Michael Wilt</text:p>
      <text:p text:style-name="P1">December 27, 2015</text:p>
      <text:p text:style-name="P1"/>
      <text:p text:style-name="P1"/>
      <text:p text:style-name="P1">Registration form</text:p>
      <text:p text:style-name="P1"/>
      <text:p text:style-name="P1">- First, middle, last name</text:p>
      <text:p text:style-name="P1">- Family name (may be same as last name)</text:p>
      <text:p text:style-name="P1">- Address</text:p>
      <text:p text:style-name="P1">- Email address</text:p>
      <text:p text:style-name="P1">- Preferred user name (may be same as email)</text:p>
      <text:p text:style-name="P1">- Password (x2)</text:p>
      <text:p text:style-name="P1"/>
      <text:p text:style-name="P1">The system will send an email confirmation containing a link with some random data. <text:s/>Clicking this link will confirm the registration and permit access to the pledge and payment forms.</text:p>
      <text:p text:style-name="P1"/>
      <text:p text:style-name="P1"/>
      <text:p text:style-name="P1">Lost password or user name</text:p>
      <text:p text:style-name="P1"/>
      <text:p text:style-name="P1">Enter user name or email address to get an email message containing a link that resets the password.</text:p>
      <text:p text:style-name="P1"/>
      <text:p text:style-name="P1"/>
      <text:p text:style-name="P2">Gateway form</text:p>
      <text:p text:style-name="P2"/>
      <text:p text:style-name="P2">After logging in the user can see any existing pledges and previous donations. <text:s/>The user may elect to enter a new pledge or donation, modify an existing pledge, or replicate a previous donation.</text:p>
      <text:p text:style-name="P1"/>
      <text:p text:style-name="P1">Pledge form</text:p>
      <text:p text:style-name="P1"/>
      <text:p text:style-name="P1">This form looks just like our paper pledge form. <text:s/>The account information for automatic payments is sent directly to Vanco without passing through the church server.</text:p>
      <text:p text:style-name="P1"/>
      <text:p text:style-name="P1">Payment form</text:p>
      <text:p text:style-name="P1"/>
      <text:p text:style-name="P1">This form may be used for one-time donations. <text:s/>The account information is sent directly to Vanco without passing through the church server. <text:s/>The donation payment is processed immediately. <text:s/></text:p>
      <text:p text:style-name="P1"/>
      <text:p text:style-name="P2">Journal and history</text:p>
      <text:p text:style-name="P2"/>
      <text:p text:style-name="P2">All information passing through this pledge and payment system is recorded to provide a clear history of all entries and changes. <text:s/></text:p>
      <text:p text:style-name="P1"/>
      <text:p text:style-name="P1"/>
      <text:p text:style-name="P2">Synchronizing with the church database</text:p>
      <text:p text:style-name="P2"/>
      <text:p text:style-name="P2">This pledge/payment gateway information is stored separately and automatically synchronized with the ChurchInfo database. <text:s/>In the event of multiple users from the same family or a user that does not correspond to an existing family an administrator may intervene to clear up the confusion.</text:p>
      <text:p text:style-name="P3"><text:soft-page-break/>Implementation</text:p>
      <text:p text:style-name="P3"/>
      <text:p text:style-name="P4">register_reg: table of registrations</text:p>
      <text:p text:style-name="P4">register_pledge_rpg: table of pledges</text:p>
      <text:p text:style-name="P4">register_donation_rdn: table of donations</text:p>
      <text:p text:style-name="P4"/>
      <text:p text:style-name="P4">register_reg and register_pledge_rpg: These tables contain a unique id and a change counter. <text:s/>The record with change counter==0 is the current record. <text:s/>Records with higher value change counter are older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ilt</meta:initial-creator>
    <meta:creation-date>2015-12-27T09:06:11.535000000</meta:creation-date>
    <dc:date>2015-12-27T18:36:32.716000000</dc:date>
    <dc:creator>Michael Wilt</dc:creator>
    <meta:editing-duration>PT47M50S</meta:editing-duration>
    <meta:editing-cycles>4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28" meta:word-count="308" meta:character-count="1953" meta:non-whitespace-character-count="1661"/>
  </office:meta>
</office:document-meta>
</file>